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Verdana" svg:font-family="Verdana, 'Verdana 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2pt" officeooo:rsid="001a4683" officeooo:paragraph-rsid="001a4683" style:font-size-asian="12pt" style:font-size-complex="12pt"/>
    </style:style>
    <style:style style:name="P2" style:family="paragraph" style:parent-style-name="Standard">
      <style:text-properties style:font-name="Liberation Serif" fo:font-size="12pt" officeooo:rsid="001a4683" officeooo:paragraph-rsid="001e3c53" style:font-size-asian="12pt" style:font-size-complex="12pt"/>
    </style:style>
    <style:style style:name="P3" style:family="paragraph" style:parent-style-name="Standard">
      <style:text-properties style:font-name="Liberation Serif" fo:font-size="12pt" officeooo:rsid="001e3c53" officeooo:paragraph-rsid="001e3c53" style:font-size-asian="12pt" style:font-size-complex="12pt"/>
    </style:style>
    <style:style style:name="P4" style:family="paragraph" style:parent-style-name="Standard">
      <style:text-properties style:font-name="Liberation Serif" fo:font-size="12pt" officeooo:rsid="001ff78b" officeooo:paragraph-rsid="001ff78b" style:font-size-asian="12pt" style:font-size-complex="12pt"/>
    </style:style>
    <style:style style:name="P5" style:family="paragraph" style:parent-style-name="Standard">
      <style:paragraph-properties fo:break-before="page"/>
      <style:text-properties style:font-name="Liberation Serif" fo:font-size="12pt" officeooo:rsid="001a4683" officeooo:paragraph-rsid="001a4683" style:font-size-asian="12pt" style:font-size-complex="12pt"/>
    </style:style>
    <style:style style:name="P6" style:family="paragraph" style:parent-style-name="Standard">
      <style:paragraph-properties fo:margin-left="0in" fo:margin-right="0in" fo:line-height="115%" fo:text-indent="0.5in" style:auto-text-indent="false"/>
      <style:text-properties style:font-name="Liberation Serif" fo:font-size="12pt" officeooo:rsid="001a4683" officeooo:paragraph-rsid="001e3c53" style:font-size-asian="12pt" style:font-size-complex="12pt"/>
    </style:style>
    <style:style style:name="P7" style:family="paragraph" style:parent-style-name="Standard">
      <style:paragraph-properties fo:margin-left="0in" fo:margin-right="0in" fo:margin-top="0in" fo:margin-bottom="0.0835in" style:contextual-spacing="false" fo:line-height="115%" fo:text-indent="0.5in" style:auto-text-indent="false"/>
      <style:text-properties officeooo:rsid="001ff78b" officeooo:paragraph-rsid="001ff78b"/>
    </style:style>
    <style:style style:name="P8" style:family="paragraph" style:parent-style-name="Standard">
      <style:paragraph-properties fo:margin-left="0in" fo:margin-right="0in" fo:margin-top="0in" fo:margin-bottom="0.0835in" style:contextual-spacing="false" fo:line-height="115%" fo:text-indent="0.5in" style:auto-text-indent="false"/>
      <style:text-properties style:font-name="Liberation Serif" fo:font-size="12pt" officeooo:rsid="001ff78b" officeooo:paragraph-rsid="001ff78b" style:font-size-asian="12pt" style:font-size-complex="12pt"/>
    </style:style>
    <style:style style:name="P9" style:family="paragraph" style:parent-style-name="Standard">
      <style:paragraph-properties fo:margin-left="0in" fo:margin-right="0in" fo:margin-top="0in" fo:margin-bottom="0.0835in" style:contextual-spacing="false" fo:line-height="115%" fo:text-indent="0.5in" style:auto-text-indent="false"/>
      <style:text-properties style:font-name="Liberation Serif" fo:font-size="12pt" officeooo:rsid="001a4683" officeooo:paragraph-rsid="001e3c53" style:font-size-asian="12pt" style:font-size-complex="12pt"/>
    </style:style>
    <style:style style:name="P10" style:family="paragraph" style:parent-style-name="Standard">
      <style:paragraph-properties fo:margin-left="0in" fo:margin-right="0in" fo:margin-top="0in" fo:margin-bottom="0in" style:contextual-spacing="false" fo:line-height="115%" fo:text-indent="0.5in" style:auto-text-indent="false"/>
      <style:text-properties style:font-name="Liberation Serif" fo:font-size="12pt" officeooo:rsid="001e3c53" officeooo:paragraph-rsid="001ff78b" style:font-size-asian="12pt" style:font-size-complex="12pt"/>
    </style:style>
    <style:style style:name="P11" style:family="paragraph" style:parent-style-name="Standard">
      <style:paragraph-properties fo:margin-top="0in" fo:margin-bottom="0in" style:contextual-spacing="false" fo:line-height="115%"/>
      <style:text-properties style:font-name="Liberation Serif" fo:font-size="12pt" officeooo:rsid="001e3c53" officeooo:paragraph-rsid="001e3c53" style:font-size-asian="12pt" style:font-size-complex="12pt"/>
    </style:style>
    <style:style style:name="P12" style:family="paragraph" style:parent-style-name="Standard">
      <style:paragraph-properties fo:margin-left="0in" fo:margin-right="0in" fo:margin-top="0in" fo:margin-bottom="0.0835in" style:contextual-spacing="false" fo:line-height="115%" fo:text-indent="0in" style:auto-text-indent="false"/>
      <style:text-properties style:font-name="Liberation Serif" fo:font-size="12pt" officeooo:rsid="001a4683" officeooo:paragraph-rsid="001e3c53" style:font-size-asian="12pt" style:font-size-complex="12pt"/>
    </style:style>
    <style:style style:name="P13" style:family="paragraph" style:parent-style-name="Standard">
      <style:paragraph-properties fo:margin-left="0in" fo:margin-right="0in" fo:margin-top="0in" fo:margin-bottom="0.0835in" style:contextual-spacing="false" fo:line-height="115%" fo:text-indent="0in" style:auto-text-indent="false"/>
      <style:text-properties style:font-name="Liberation Serif" fo:font-size="12pt" officeooo:rsid="001ff78b" officeooo:paragraph-rsid="001ff78b" style:font-size-asian="12pt" style:font-size-complex="12pt"/>
    </style:style>
    <style:style style:name="P14" style:family="paragraph" style:parent-style-name="Standard">
      <style:paragraph-properties fo:margin-left="0in" fo:margin-right="0in" fo:margin-top="0in" fo:margin-bottom="0.0835in" style:contextual-spacing="false" fo:line-height="115%" fo:text-indent="0in" style:auto-text-indent="false"/>
      <style:text-properties style:font-name="Liberation Serif" fo:font-size="12pt" officeooo:rsid="00207155" officeooo:paragraph-rsid="00207155" style:font-size-asian="12pt" style:font-size-complex="12pt"/>
    </style:style>
    <style:style style:name="P15" style:family="paragraph" style:parent-style-name="Standard">
      <style:paragraph-properties fo:margin-left="0in" fo:margin-right="0in" fo:margin-top="0in" fo:margin-bottom="0in" style:contextual-spacing="false" fo:line-height="115%" fo:text-indent="0in" style:auto-text-indent="false"/>
      <style:text-properties style:font-name="Liberation Serif" fo:font-size="12pt" officeooo:rsid="001e3c53" officeooo:paragraph-rsid="002211be" style:font-size-asian="12pt" style:font-size-complex="12pt"/>
    </style:style>
    <style:style style:name="P16" style:family="paragraph" style:parent-style-name="Text_20_body">
      <loext:graphic-properties draw:fill="none" draw:fill-color="#ffffff"/>
      <style:paragraph-properties fo:margin-left="0in" fo:margin-right="0in" style:line-height-at-least="0.198in" fo:text-align="start" style:justify-single-word="false" fo:text-indent="0in" style:auto-text-indent="false" fo:background-color="transparent"/>
      <style:text-properties fo:font-variant="normal" fo:text-transform="none" style:font-name="Liberation Serif" fo:font-size="12pt" style:font-size-asian="12pt" style:font-size-complex="12pt"/>
    </style:style>
    <style:style style:name="P17" style:family="paragraph" style:parent-style-name="Text_20_body">
      <loext:graphic-properties draw:fill="none" draw:fill-color="#ffffff"/>
      <style:paragraph-properties fo:margin-left="0in" fo:margin-right="0in" style:line-height-at-least="0.198in" fo:text-align="start" style:justify-single-word="false" fo:text-indent="0in" style:auto-text-indent="false" fo:background-color="transparent"/>
      <style:text-properties fo:font-variant="normal" fo:text-transform="none" style:font-name="Liberation Serif" fo:font-size="12pt" fo:language="en" fo:country="US" fo:font-style="normal" fo:font-weight="normal" style:font-size-asian="12pt" style:font-size-complex="12pt"/>
    </style:style>
    <style:style style:name="P18" style:family="paragraph" style:parent-style-name="Text_20_body">
      <style:paragraph-properties fo:margin-left="0in" fo:margin-right="0in" fo:margin-top="0in" fo:margin-bottom="0.0835in" style:contextual-spacing="false" fo:line-height="115%" fo:text-indent="0.5in" style:auto-text-indent="false"/>
      <style:text-properties fo:font-variant="normal" fo:text-transform="none" style:font-name="Liberation Serif" fo:font-size="12pt" fo:language="en" fo:country="US" fo:font-style="normal" fo:font-weight="normal" officeooo:rsid="001ff78b" officeooo:paragraph-rsid="001ff78b" style:font-size-asian="12pt" style:font-size-complex="12pt"/>
    </style:style>
    <style:style style:name="T1" style:family="text">
      <style:text-properties officeooo:rsid="001cd60f"/>
    </style:style>
    <style:style style:name="T2" style:family="text">
      <style:text-properties officeooo:rsid="001e3c53"/>
    </style:style>
    <style:style style:name="T3" style:family="text">
      <style:text-properties fo:color="#000000" loext:opacity="100%" style:font-name-asian="Times New Roman" style:font-name-complex="Calibri"/>
    </style:style>
    <style:style style:name="T4" style:family="text">
      <style:text-properties fo:color="#000000" loext:opacity="100%" style:font-name-asian="Times New Roman" style:font-name-complex="Calibri"/>
    </style:style>
    <style:style style:name="T5" style:family="text">
      <style:text-properties fo:color="#000000" loext:opacity="100%" officeooo:rsid="001e3c53" style:font-name-asian="Times New Roman" style:font-name-complex="Calibri"/>
    </style:style>
    <style:style style:name="T6" style:family="text">
      <style:text-properties fo:color="#000000" loext:opacity="100%" officeooo:rsid="001e3c53" style:font-name-asian="Times New Roman" style:font-name-complex="Calibri"/>
    </style:style>
    <style:style style:name="T7" style:family="text">
      <style:text-properties fo:color="#000000" loext:opacity="100%" officeooo:rsid="001ff78b" style:font-name-asian="Times New Roman" style:font-name-complex="Calibri"/>
    </style:style>
    <style:style style:name="T8" style:family="text">
      <style:text-properties fo:color="#000000" loext:opacity="100%" officeooo:rsid="002211be" style:font-name-asian="Times New Roman" style:font-name-complex="Calibri"/>
    </style:style>
    <style:style style:name="T9" style:family="text">
      <style:text-properties fo:color="#000000" loext:opacity="100%" style:text-line-through-style="none" style:text-line-through-type="none" style:text-underline-style="none" style:text-blinking="false" fo:background-color="transparent" loext:char-shading-value="0" style:font-name-asian="Times New Roman" style:font-name-complex="Calibri"/>
    </style:style>
    <style:style style:name="T10" style:family="text">
      <style:text-properties fo:color="#000000" loext:opacity="100%" style:text-position="-8% 80%" style:font-name="Liberation Serif" fo:font-size="12pt" style:font-name-asian="Times New Roman" style:font-size-asian="12pt" style:font-name-complex="Calibri" style:font-size-complex="12pt"/>
    </style:style>
    <style:style style:name="T11" style:family="text">
      <style:text-properties fo:color="#000000" loext:opacity="100%" style:font-name="Liberation Serif" fo:font-size="12pt" style:font-name-asian="Times New Roman" style:font-size-asian="12pt" style:font-name-complex="Calibri" style:font-size-complex="12pt"/>
    </style:style>
    <style:style style:name="T12" style:family="text">
      <style:text-properties style:font-name-complex="Calibri"/>
    </style:style>
    <style:style style:name="T13" style:family="text">
      <style:text-properties officeooo:rsid="001e3c53" style:font-name-complex="Calibri"/>
    </style:style>
    <style:style style:name="T14" style:family="text">
      <style:text-properties fo:font-style="italic" style:font-style-asian="italic" style:font-name-complex="Calibri"/>
    </style:style>
    <style:style style:name="T15" style:family="text">
      <style:text-properties style:text-line-through-style="none" style:text-line-through-type="none" style:text-underline-style="none" style:text-blinking="false" fo:background-color="transparent" loext:char-shading-value="0"/>
    </style:style>
    <style:style style:name="T16" style:family="text">
      <style:text-properties style:text-line-through-style="none" style:text-line-through-type="none" style:text-underline-style="none" officeooo:rsid="002241f5" style:text-blinking="false" fo:background-color="transparent" loext:char-shading-value="0"/>
    </style:style>
    <style:style style:name="T17" style:family="text">
      <style:text-properties style:text-line-through-style="none" style:text-line-through-type="none" fo:language="en" fo:country="US" fo:font-style="normal" style:text-underline-style="none" fo:font-weight="normal" style:text-blinking="false" fo:background-color="transparent" loext:char-shading-value="0"/>
    </style:style>
    <style:style style:name="T18" style:family="text">
      <style:text-properties fo:language="en" fo:country="U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text:span text:style-name="T2">Local to continent-scale variation in yield heritability in common bean (Phaseolus vulgaris)</text:span></text:p>
      <text:p text:style-name="P1"/>
      <text:p text:style-name="P1"/>
      <text:p text:style-name="P1"/>
      <text:p text:style-name="P1">Abstract (200 w)</text:p>
      <text:p text:style-name="P1"/>
      <text:p text:style-name="P1"/>
      <text:p text:style-name="P1">Keywords (3-6) <text:span text:style-name="T1">common bean, heritability, local adaptation, yield</text:span></text:p>
      <text:p text:style-name="P1"/>
      <text:p text:style-name="P1">Background</text:p>
      <text:p text:style-name="P1"/>
      <text:p text:style-name="P3"># Common bean has been domesticated and is under selection for improvement in the CDBN</text:p>
      <text:p text:style-name="P3"/>
      <text:p text:style-name="P3"># Partitioning of genetic variation to local adaptation in common bean</text:p>
      <text:p text:style-name="P3"/>
      <text:p text:style-name="P3"># Continent-scale variation in yield heritability in common bean</text:p>
      <text:p text:style-name="P3"/>
      <text:p text:style-name="P3"># </text:p>
      <text:p text:style-name="P3"/>
      <text:p text:style-name="P4">Domestication &amp; the domestication syndrome. Thereafter, ‘improvement’</text:p>
      <text:p text:style-name="P3"/>
      <text:p text:style-name="P8"><text:span text:style-name="T3">Common bean (Phaseolus vulgaris) represents the most important food legume for direct human consumption. </text:span></text:p>
      <text:p text:style-name="P8"><text:span text:style-name="T3"/></text:p>
      <text:p text:style-name="P10"><text:span text:style-name="T7">In annual crop species such as common bean,</text:span><text:span text:style-name="T3"> genotypes are typically developed for distinct target populations of environments.</text:span></text:p>
      <text:p text:style-name="P10"><text:span text:style-name="T3"/></text:p>
      <text:p text:style-name="P3"/>
      <text:p text:style-name="P11"><text:span text:style-name="T3">Genetic variation in phenotypes is the fundamental property that makes both natural and artificial selection effective. However, phenotypic expression depends not only on genetic variation, but also on the environmental context that the individual experiences. Individuals from natural populations can face different suites of environmental conditions over their lifespans. </text:span></text:p>
      <text:p text:style-name="P1"/>
      <text:p text:style-name="P1"/>
      <text:p text:style-name="P9"><text:span text:style-name="T12">The large variation in common bean growing environments and phenotypes makes it an ideal species in which to characterize </text:span><text:span text:style-name="T13">spatial scales with genetic variation in yield</text:span><text:span text:style-name="T12">. </text:span></text:p>
      <text:p text:style-name="P9"><text:span text:style-name="T12"/></text:p>
      <text:p text:style-name="P9"><text:span text:style-name="T12">Common bean is grown across a large range of latitudes (from 52 N to 32 S), altitudes (50 – 3000m), growth temperatures (14-26 C), and average yearly precipitation (400-1600mm) and precipitation regimes </text:span><field:fieldmark-start text:name="Bookmark5" field:type="vnd.oasis.opendocument.field.UNHANDLED"><field:param field:name="vnd.oasis.opendocument.field.code" field:value="ADDIN EN.CITE &lt;EndNote&gt;&lt;Cite&gt;&lt;Author&gt;FAOSTAT&lt;/Author&gt;&lt;Year&gt;2015&lt;/Year&gt;&lt;RecNum&gt;793&lt;/RecNum&gt;&lt;DisplayText&gt;(Singh 1989; FAOSTAT 2015)&lt;/DisplayText&gt;&lt;record&gt;&lt;rec-number&gt;793&lt;/rec-number&gt;&lt;foreign-keys&gt;&lt;key app=&quot;EN&quot; db-id=&quot;z0axvapxq22vd0eexvjvf2905zsvxpxe5eax&quot; timestamp=&quot;1540329897&quot;&gt;793&lt;/key&gt;&lt;/foreign-keys&gt;&lt;ref-type name=&quot;Web Page&quot;&gt;12&lt;/ref-type&gt;&lt;contributors&gt;&lt;authors&gt;&lt;author&gt;FAOSTAT&lt;/author&gt;&lt;/authors&gt;&lt;/contributors&gt;&lt;titles&gt;&lt;title&gt;Food and Agriculture Organization of the United Nations&lt;/title&gt;&lt;/titles&gt;&lt;dates&gt;&lt;year&gt;2015&lt;/year&gt;&lt;/dates&gt;&lt;pub-location&gt;http://faostat3.fao.org/ &lt;/pub-location&gt;&lt;urls&gt;&lt;/urls&gt;&lt;/record&gt;&lt;/Cite&gt;&lt;Cite&gt;&lt;Author&gt;Singh&lt;/Author&gt;&lt;Year&gt;1989&lt;/Year&gt;&lt;RecNum&gt;1044&lt;/RecNum&gt;&lt;record&gt;&lt;rec-number&gt;1044&lt;/rec-number&gt;&lt;foreign-keys&gt;&lt;key app=&quot;EN&quot; db-id=&quot;z0axvapxq22vd0eexvjvf2905zsvxpxe5eax&quot; timestamp=&quot;1543271542&quot;&gt;1044&lt;/key&gt;&lt;key app=&quot;ENWeb&quot; db-id=&quot;&quot;&gt;0&lt;/key&gt;&lt;/foreign-keys&gt;&lt;ref-type name=&quot;Journal Article&quot;&gt;17&lt;/ref-type&gt;&lt;contributors&gt;&lt;authors&gt;&lt;author&gt;Shree P. Singh&lt;/author&gt;&lt;/authors&gt;&lt;/contributors&gt;&lt;titles&gt;&lt;title&gt;Patterns of Variation in Cultivated Common Bean (Phaseolus vulgaris, Fabaceae)&lt;/title&gt;&lt;secondary-title&gt;Economic Botany&lt;/secondary-title&gt;&lt;/titles&gt;&lt;periodical&gt;&lt;full-title&gt;Economic Botany&lt;/full-title&gt;&lt;/periodical&gt;&lt;pages&gt;39-57&lt;/pages&gt;&lt;volume&gt;43&lt;/volume&gt;&lt;number&gt;1&lt;/number&gt;&lt;dates&gt;&lt;year&gt;1989&lt;/year&gt;&lt;/dates&gt;&lt;urls&gt;&lt;/urls&gt;&lt;/record&gt;&lt;/Cite&gt;&lt;/EndNote&gt;"/></field:fieldmark-start><text:span text:style-name="T12">(Singh 1989; FAOSTAT 2015)</text:span><field:fieldmark-end/><text:span text:style-name="T12">. These locations necessarily differ in terms of photoperiod, soil fertility, diseases, and insects. </text:span></text:p>
      <text:p text:style-name="P12"><text:span text:style-name="T12"><text:tab/>The large variation in bean growing environments may have played an important role in the evolution, and preservation during domestication, of the large phenotypic variation in domesticated common bean, which includes variation in growth habit (short determinate bush to tall indeterminate </text:span><text:soft-page-break/><text:span text:style-name="T12">climbing), days to maturity (50 to 280d), and yield in different environments (350-4500lb/acre), as well as seed size, shape, color, and patterning </text:span><field:fieldmark-start text:name="Bookmark7" field:type="vnd.oasis.opendocument.field.UNHANDLED"><field:param field:name="vnd.oasis.opendocument.field.code" field:value="ADDIN EN.CITE"/></field:fieldmark-start><field:fieldmark-start text:name="Bookmark6" field:type="vnd.oasis.opendocument.field.UNHANDLED"><field:param field:name="vnd.oasis.opendocument.field.code" field:value="ADDIN EN.CITE.DATA"/></field:fieldmark-start><field:fieldmark-end/><text:span text:style-name="T12">(Singh 1989; Schmutz, et al. 2014)</text:span><field:fieldmark-end/><text:span text:style-name="T12">. </text:span></text:p>
      <text:p text:style-name="P12"><text:span text:style-name="T12"/></text:p>
      <text:p text:style-name="P12"><text:span text:style-name="T12"><text:tab/>A second factor which may have increased phenotypic variation in common bean is that it was domesticated at least twice, in Central America and in the Andes </text:span><field:fieldmark-start text:name="Bookmark9" field:type="vnd.oasis.opendocument.field.UNHANDLED"><field:param field:name="vnd.oasis.opendocument.field.code" field:value="ADDIN EN.CITE"/></field:fieldmark-start><field:fieldmark-start text:name="Bookmark8" field:type="vnd.oasis.opendocument.field.UNHANDLED"><field:param field:name="vnd.oasis.opendocument.field.code" field:value="ADDIN EN.CITE.DATA"/></field:fieldmark-start><field:fieldmark-end/><text:span text:style-name="T12">(Gepts, et al. 1986; Gepts 1998; Schmutz, et al. 2014)</text:span><field:fieldmark-end/><text:span text:style-name="T12">.</text:span><text:span text:style-name="T14"> </text:span><text:span text:style-name="T12">Each of these distinct genepools has three major subgroups </text:span><field:fieldmark-start text:name="Bookmark11" field:type="vnd.oasis.opendocument.field.UNHANDLED"><field:param field:name="vnd.oasis.opendocument.field.code" field:value="ADDIN EN.CITE"/></field:fieldmark-start><field:fieldmark-start text:name="Bookmark10" field:type="vnd.oasis.opendocument.field.UNHANDLED"><field:param field:name="vnd.oasis.opendocument.field.code" field:value="ADDIN EN.CITE.DATA"/></field:fieldmark-start><field:fieldmark-end/><text:span text:style-name="T12">(Diaz and Blair 2006; Benchimol-Reis, et al. 2007; Blair, et al. 2009)</text:span><field:fieldmark-end/><text:span text:style-name="T12">.</text:span><text:span text:style-name="T14"> </text:span><text:span text:style-name="T12">Independent domestication events in two extremely different environments may have selected for distinct interactions with the environment in the different domestication clades; indeed, a recent screen for genes selected during domestication in each clade found no more than 8% of candidate genes selected during domestication overlapped between these domestication events </text:span><field:fieldmark-start text:name="Bookmark13" field:type="vnd.oasis.opendocument.field.UNHANDLED"><field:param field:name="vnd.oasis.opendocument.field.code" field:value="ADDIN EN.CITE"/></field:fieldmark-start><field:fieldmark-start text:name="Bookmark12" field:type="vnd.oasis.opendocument.field.UNHANDLED"><field:param field:name="vnd.oasis.opendocument.field.code" field:value="ADDIN EN.CITE.DATA"/></field:fieldmark-start><field:fieldmark-end/><text:span text:style-name="T12">(Schmutz, et al. 2014)</text:span><field:fieldmark-end/><text:span text:style-name="T12">. Natural and artificial selection across the large native and introduced ranges of bean and the two independent domestication events in bean provide an unprecedented opportunity to determine both the genes involved in environmental adaptation and the proportion of alleles exhibiting both AP and DS.</text:span></text:p>
      <text:p text:style-name="P1"/>
      <text:p text:style-name="P1"/>
      <text:p text:style-name="P6"><text:span text:style-name="T3">In this paper, we use a multi-environment dataset of common bean, the Cooperative Dry Bean Nursery (CDBN).</text:span></text:p>
      <text:p text:style-name="P9"><text:span text:style-name="T3">The CDBN is the largest multi-environment trail for common bean in the United States and Canada </text:span><field:fieldmark-start text:name="Bookmark14" field:type="vnd.oasis.opendocument.field.UNHANDLED"><field:param field:name="vnd.oasis.opendocument.field.code" field:value="ADDIN EN.CITE &lt;EndNote&gt;&lt;Cite&gt;&lt;Author&gt;Singh&lt;/Author&gt;&lt;Year&gt;2000&lt;/Year&gt;&lt;RecNum&gt;795&lt;/RecNum&gt;&lt;DisplayText&gt;(Myers 1988; Singh 2000)&lt;/DisplayText&gt;&lt;record&gt;&lt;rec-number&gt;795&lt;/rec-number&gt;&lt;foreign-keys&gt;&lt;key app=&quot;EN&quot; db-id=&quot;z0axvapxq22vd0eexvjvf2905zsvxpxe5eax&quot; timestamp=&quot;1540330245&quot;&gt;795&lt;/key&gt;&lt;/foreign-keys&gt;&lt;ref-type name=&quot;Journal Article&quot;&gt;17&lt;/ref-type&gt;&lt;contributors&gt;&lt;authors&gt;&lt;author&gt;Singh, S.&lt;/author&gt;&lt;/authors&gt;&lt;/contributors&gt;&lt;titles&gt;&lt;title&gt;50 years of the Cooperative Dry Bean Nursery.&lt;/title&gt;&lt;secondary-title&gt;Reports of the Bean Improvement Cooperative&lt;/secondary-title&gt;&lt;/titles&gt;&lt;periodical&gt;&lt;full-title&gt;Reports of the Bean Improvement Cooperative&lt;/full-title&gt;&lt;/periodical&gt;&lt;pages&gt;110-111&lt;/pages&gt;&lt;dates&gt;&lt;year&gt;2000&lt;/year&gt;&lt;/dates&gt;&lt;urls&gt;&lt;related-urls&gt;&lt;url&gt;https://naldc-legacy.nal.usda.gov/naldc/download.xhtml?id=IND22077215&amp;amp;content=PDF&lt;/url&gt;&lt;/related-urls&gt;&lt;/urls&gt;&lt;/record&gt;&lt;/Cite&gt;&lt;Cite&gt;&lt;Author&gt;Myers&lt;/Author&gt;&lt;Year&gt;1988&lt;/Year&gt;&lt;RecNum&gt;794&lt;/RecNum&gt;&lt;record&gt;&lt;rec-number&gt;794&lt;/rec-number&gt;&lt;foreign-keys&gt;&lt;key app=&quot;EN&quot; db-id=&quot;z0axvapxq22vd0eexvjvf2905zsvxpxe5eax&quot; timestamp=&quot;1540330199&quot;&gt;794&lt;/key&gt;&lt;/foreign-keys&gt;&lt;ref-type name=&quot;Journal Article&quot;&gt;17&lt;/ref-type&gt;&lt;contributors&gt;&lt;authors&gt;&lt;author&gt;Myers, J.&lt;/author&gt;&lt;/authors&gt;&lt;/contributors&gt;&lt;titles&gt;&lt;title&gt;The Cooperative Dry Bean Nursery&lt;/title&gt;&lt;secondary-title&gt;Reports of the Bean Improvement Cooperative &lt;/secondary-title&gt;&lt;/titles&gt;&lt;periodical&gt;&lt;full-title&gt;Reports of the Bean Improvement Cooperative&lt;/full-title&gt;&lt;/periodical&gt;&lt;pages&gt;209-210&lt;/pages&gt;&lt;dates&gt;&lt;year&gt;1988&lt;/year&gt;&lt;/dates&gt;&lt;urls&gt;&lt;related-urls&gt;&lt;url&gt;https://naldc-legacy.nal.usda.gov/naldc/download.xhtml?id=IND88014246&amp;amp;content=PDF&lt;/url&gt;&lt;/related-urls&gt;&lt;/urls&gt;&lt;/record&gt;&lt;/Cite&gt;&lt;/EndNote&gt;"/></field:fieldmark-start><text:span text:style-name="T3">(Myers 1988; Singh 2000)</text:span><field:fieldmark-end/><text:span text:style-name="T3">. CDBN cooperators have collected </text:span><text:span text:style-name="T5">data on seed yield</text:span><text:span text:style-name="T3"> for hundreds of advanced breeding lines (hereafter entries) of common bean at over 70 locations. CDBN entries include released cultivars and unreleased breeding lines from most bean types grown in North America and represent at least thirteen diverse market classes of common bean that group into all three major races from both independent domestication events </text:span><field:fieldmark-start text:name="Bookmark15" field:type="vnd.oasis.opendocument.field.UNHANDLED"><field:param field:name="vnd.oasis.opendocument.field.code" field:value="ADDIN EN.CITE &lt;EndNote&gt;&lt;Cite&gt;&lt;Author&gt;Mamidi&lt;/Author&gt;&lt;Year&gt;2011&lt;/Year&gt;&lt;RecNum&gt;77&lt;/RecNum&gt;&lt;DisplayText&gt;(Mamidi, et al. 2011)&lt;/DisplayText&gt;&lt;record&gt;&lt;rec-number&gt;77&lt;/rec-number&gt;&lt;foreign-keys&gt;&lt;key app=&quot;EN&quot; db-id=&quot;va0pxx22gt2sf2e25zsxw907aze2p2efv090&quot; timestamp=&quot;1540403759&quot;&gt;77&lt;/key&gt;&lt;key app=&quot;ENWeb&quot; db-id=&quot;&quot;&gt;0&lt;/key&gt;&lt;/foreign-keys&gt;&lt;ref-type name=&quot;Journal Article&quot;&gt;17&lt;/ref-type&gt;&lt;contributors&gt;&lt;authors&gt;&lt;author&gt;Mamidi, Sujan&lt;/author&gt;&lt;author&gt;Rossi, Monica&lt;/author&gt;&lt;author&gt;Annam, Deepti&lt;/author&gt;&lt;author&gt;Moghaddam, Samira&lt;/author&gt;&lt;author&gt;Lee, Rian&lt;/author&gt;&lt;author&gt;Papa, Roberto&lt;/author&gt;&lt;author&gt;McClean, Phillip&lt;/author&gt;&lt;/authors&gt;&lt;/contributors&gt;&lt;titles&gt;&lt;title&gt;Investigation of the domestication of common bean (Phaseolus vulgaris) using multilocus sequence data&lt;/title&gt;&lt;secondary-title&gt;Functional Plant Biology&lt;/secondary-title&gt;&lt;/titles&gt;&lt;periodical&gt;&lt;full-title&gt;Functional Plant Biology&lt;/full-title&gt;&lt;/periodical&gt;&lt;pages&gt;953&lt;/pages&gt;&lt;volume&gt;38&lt;/volume&gt;&lt;number&gt;12&lt;/number&gt;&lt;dates&gt;&lt;year&gt;2011&lt;/year&gt;&lt;/dates&gt;&lt;isbn&gt;1445-4408&lt;/isbn&gt;&lt;urls&gt;&lt;/urls&gt;&lt;electronic-resource-num&gt;10.1071/fp11124&lt;/electronic-resource-num&gt;&lt;/record&gt;&lt;/Cite&gt;&lt;/EndNote&gt;"/></field:fieldmark-start><text:span text:style-name="T3">(Mamidi, et al. 2011)</text:span><field:fieldmark-end/><text:span text:style-name="T3">. The vast phenotyping effort on this diverse set of bean germplasm, when combined with genomic data, offers unparalleled opportunities to </text:span><text:span text:style-name="T5">examine how the genetic component of yield varies over different spatial scales</text:span><text:span text:style-name="T3">. However, we note that this dataset still offers characterization of phenotypes only in relatively fertile and well-watered North American production environments of common bean; phenotypic responses to more stressful environments may be very different. </text:span></text:p>
      <text:p text:style-name="P13"><text:span text:style-name="T3"/></text:p>
      <text:p text:style-name="P13"><text:span text:style-name="T3"/></text:p>
      <text:p text:style-name="P13"><text:span text:style-name="T3">In Central and South America, wild P. vulgaris underwent two independent domestication events that led to the domesticated Mesoamerican and Andean gene pools, respectively. This situation offers a unique scenario to study the domestication process (Bitocchi et al., 2013). The domestication bottleneck was stronger in the Mesoamerican than in the Andean gene pool, probably because loss of diversity occurred in the Andes before domestication (Gepts et al., 1986; Bitocchi et al., 2012; Bellucci</text:span></text:p>
      <text:p text:style-name="P13"><text:span text:style-name="T3">et al., 2014a; Schmutz et al., 2014).</text:span></text:p>
      <text:p text:style-name="P8"><text:span text:style-name="T3">A description of the distribution of genetic variation and its relation to geographical and ecological information can provide fundamental insights into the evolutionary history, adaptation, and </text:span><text:soft-page-break/><text:span text:style-name="T3">domestication process of a crop (Papa &amp; Gepts 2003; Papa et al 2007; Eckert et al 2010; Rodrigues et al 2013; Kraft et al 2014; Rodriguez et al 2015).</text:span></text:p>
      <text:p text:style-name="P8"><text:span text:style-name="T3"/></text:p>
      <text:p text:style-name="P7"><text:span text:style-name="T11">Understanding the genetic mechanisms of adaptation requires understanding the genetic basis of fitness variation within and across natural environments (</text:span><text:bookmark text:name="xref-ref-7-1"/><text:a xlink:type="simple" xlink:href="https://science.sciencemag.org/content/334/6052/86.full#ref-7" text:style-name="Internet_20_link" text:visited-style-name="Visited_20_Internet_20_Link"><text:span text:style-name="Emphasis"><text:span text:style-name="T11">7</text:span></text:span></text:a><text:span text:style-name="T11">, </text:span><text:bookmark text:name="xref-ref-8-1"/><text:a xlink:type="simple" xlink:href="https://science.sciencemag.org/content/334/6052/86.full#ref-8" text:style-name="Internet_20_link" text:visited-style-name="Visited_20_Internet_20_Link"><text:span text:style-name="Emphasis"><text:span text:style-name="T11">8</text:span></text:span></text:a><text:span text:style-name="T11">). </text:span></text:p>
      <text:p text:style-name="P8"><text:span text:style-name="T3"/></text:p>
      <text:p text:style-name="P18"><text:span text:style-name="T9">Gepts (2009) paper has this data and more information.</text:span><text:span text:style-name="T3"> </text:span></text:p>
      <text:p text:style-name="P16"> </text:p>
      <text:p text:style-name="P17"><text:span text:style-name="T15">CviAII has more numerous restriction sites than ApeKI… tags 97% of genes vs 59%.</text:span> </text:p>
      <text:p text:style-name="P17"><text:span text:style-name="T15">But, there are many more fragments (so can you really call duplicates?)</text:span> </text:p>
      <text:p text:style-name="P16"> </text:p>
      <text:p text:style-name="P17"><text:span text:style-name="T15">In general, there is a latitudinal distribution of common bean. r = -0.9 correlation.</text:span> </text:p>
      <text:p text:style-name="P17"><text:span text:style-name="T15">Damn son.</text:span> </text:p>
      <text:p text:style-name="P16"> </text:p>
      <text:p text:style-name="P17"><text:span text:style-name="T15">The niche/habitat of wild beans is actually extremely narrow, interestingly. </text:span> </text:p>
      <text:p text:style-name="P17"><text:span text:style-name="T15">In Mexico, you have a much broader environment for wild beans - there is</text:span> </text:p>
      <text:p text:style-name="P16"><text:span text:style-name="T15"> </text:span><text:span text:style-name="T17">both a latitudinal and a longitudinal gradient there.</text:span><text:span text:style-name="T18"> </text:span></text:p>
      <text:p text:style-name="P16"> </text:p>
      <text:p text:style-name="P17"><text:span text:style-name="T15">From Mesoamerica to the Andes, there was first a increase in </text:span> </text:p>
      <text:p text:style-name="P17"><text:span text:style-name="T15">temperature by 2 C, and then decreased by 2 degrees in the Andes.</text:span> </text:p>
      <text:p text:style-name="P16"> </text:p>
      <text:p text:style-name="P17"><text:span text:style-name="T15">Thoughts on the origin of the distribution of common bean:</text:span> </text:p>
      <text:p text:style-name="P17"><text:span text:style-name="T15">Ariani et al 2017, Rendon-Anaya et al 2017, Sch</text:span><text:span text:style-name="T16">m</text:span><text:span text:style-name="T15">utz et al 2014, </text:span> </text:p>
      <text:p text:style-name="P17"><text:span text:style-name="T15">Mamidi et al 2013</text:span> </text:p>
      <text:p text:style-name="P8"><text:span text:style-name="T3"/></text:p>
      <text:p text:style-name="P14"><text:span text:style-name="T3">From Moyer et al Heredity 2018:</text:span></text:p>
      <text:p text:style-name="P7"><text:span text:style-name="T11">Domestication typically involves a genetic bottleneck followed by a long period of relatively weak and possibly varying selection, while during the process of improvement, intense selection over short time periods is coupled with limited recombination and an additional reduction in </text:span><text:span text:style-name="Emphasis"><text:span text:style-name="T11">N</text:span></text:span><text:span text:style-name="T10">e</text:span><text:span text:style-name="T11">, often followed by rapid population expansion (</text:span><text:bookmark text:name="jumplink-F1"/><text:a xlink:type="simple" xlink:href="javascript:;" text:style-name="Internet_20_link" text:visited-style-name="Visited_20_Internet_20_Link">Figure 1A</text:a><text:span text:style-name="T11">; </text:span><text:bookmark text:name="jumplink-CIT0153"/><text:a xlink:type="simple" xlink:href="javascript:;" text:style-name="Internet_20_link" text:visited-style-name="Visited_20_Internet_20_Link">Yamasaki et al. 2007</text:a><text:span text:style-name="T11">). </text:span><text:bookmark text:name="jumplink-CIT0043"/><text:a xlink:type="simple" xlink:href="javascript:;" text:style-name="Internet_20_link" text:visited-style-name="Visited_20_Internet_20_Link">Gaut et al. (2015)</text:a><text:span text:style-name="T11"> propose that elite crop lines could harbor a lower proportion of deleterious variants relative to landraces due to strong selection for yield during improvement, but the opposing pattern could be driven by lower </text:span><text:span text:style-name="Emphasis"><text:span text:style-name="T11">N</text:span></text:span><text:span text:style-name="T10">e</text:span><text:span text:style-name="T11"> and thus increased genetic drift, limited effective recombination, and rapid population expansion. At least one study, in sunflower, shows little difference in the composition of deleterious variants between </text:span><text:soft-page-break/><text:span text:style-name="T11">landrace and elite lines (</text:span><text:bookmark text:name="jumplink-CIT0119"/><text:a xlink:type="simple" xlink:href="javascript:;" text:style-name="Internet_20_link" text:visited-style-name="Visited_20_Internet_20_Link">Renaut and Rieseberg 2015</text:a><text:span text:style-name="T11">). It is likely that the relative influence of these factors varies dramatically across domesticated systems.</text:span></text:p>
      <text:p text:style-name="P7"><text:span text:style-name="T11">We see consistent loss of genetic diversity when “improved” or “breed” genomes are compared to domesticated “landrace” or “non-commercial” genomes, and again when domesticated genomes are compared to the genomes of wild relatives (</text:span><text:bookmark text:name="jumplink-T1"/><text:a xlink:type="simple" xlink:href="javascript:;" text:style-name="Internet_20_link" text:visited-style-name="Visited_20_Internet_20_Link">Table 1</text:a><text:span text:style-name="T11">; </text:span><text:a xlink:type="simple" xlink:href="https://oup.silverchair-cdn.com/oup/backfile/Content_public/Journal/jhered/109/2/10.1093_jhered_esx069/1/esx069_suppl_geneticcostdomestication_tables1.xlsx?Expires=1616110696&amp;Signature=qy~FITm9YDQfpnWpHhRZ4HE-RICq0wJWFG~KpiEn1DVRYfHZjC7~NPIp7KL8KYXBKB7ki4YQgiZMiGIgUqBZKZ1CGaoSIJHN2BLk5s~jOeXgfjB2uVVRB7moLlizU3kOp30TqERcSAZ2K9saAaalO0J9zYfzmdeT2c1710jKS23RmybwjaUn7ew2~AFC32k7YKhz6ughp90UhkOrqB7mfbUN4zwtOJF37CHXHkwQtyfnAx1vu9L5vMGZh4OohYkJmvIeRlhz5pAgXdHqhlZeLibXWREv~nYJQKpI9p-KyS-TBK7O6JBJT8Ntl669GPKmq0vZoNCZGqWiNBTBTuU9gQ__&amp;Key-Pair-Id=APKAIE5G5CRDK6RD3PGA" text:style-name="Internet_20_link" text:visited-style-name="Visited_20_Internet_20_Link">Supplementary Table 1</text:a><text:span text:style-name="T11">). This ranges from ~5% nucleotide diversity lost between wolf populations and domesticated dogs (</text:span><text:bookmark text:name="jumplink-CIT0051"/><text:a xlink:type="simple" xlink:href="javascript:;" text:style-name="Internet_20_link" text:visited-style-name="Visited_20_Internet_20_Link">Gray et al. 2009</text:a><text:span text:style-name="T11">) to 77% lost between wild and improved tomato populations (</text:span><text:bookmark text:name="jumplink-CIT0083"/><text:a xlink:type="simple" xlink:href="javascript:;" text:style-name="Internet_20_link" text:visited-style-name="Visited_20_Internet_20_Link">Lin et al. 2014</text:a><text:span text:style-name="T11">). The only case where we see a gain in genetic diversity is in the Andean domestication of the common bean, where gene flow with the more genetically diverse Mesoamerican common bean is likely an explanatory factor (</text:span><text:bookmark text:name="jumplink-CIT0127"/><text:a xlink:type="simple" xlink:href="javascript:;" text:style-name="Internet_20_link" text:visited-style-name="Visited_20_Internet_20_Link">Schmutz et al. 2014</text:a><text:span text:style-name="T11">). This pattern is consistent with a broader review of genetic diversity in crop species: </text:span><text:bookmark text:name="jumplink-CIT0099"/><text:a xlink:type="simple" xlink:href="javascript:;" text:style-name="Internet_20_link" text:visited-style-name="Visited_20_Internet_20_Link">Miller and Gross (2011)</text:a><text:span text:style-name="T11"> found that annual crops had lost an average of ~40% of the diversity found in their wild relatives. </text:span></text:p>
      <text:p text:style-name="P7"><text:span text:style-name="T11">Artificial selection during domestication targets a clear change in the optimal multivariate phenotype. This likely affects a significant portion of the genome: available estimates include 2–4% of genes in maize (</text:span><text:bookmark text:name="jumplink-CIT0151"/><text:a xlink:type="simple" xlink:href="javascript:;" text:style-name="Internet_20_link" text:visited-style-name="Visited_20_Internet_20_Link">Wright et al. 2005</text:a><text:span text:style-name="T11">) and 16% of the genome in common bean (</text:span><text:bookmark text:name="jumplink-CIT0115"/><text:a xlink:type="simple" xlink:href="javascript:;" text:style-name="Internet_20_link" text:visited-style-name="Visited_20_Internet_20_Link">Papa et al. 2007</text:a><text:span text:style-name="T11">) targeted by selection during domestication.</text:span></text:p>
      <text:p text:style-name="P8"><text:span text:style-name="T3"/></text:p>
      <text:p text:style-name="P8"><text:span text:style-name="T3"/></text:p>
      <text:p text:style-name="P8"><text:span text:style-name="T3"/></text:p>
      <text:p text:style-name="P15"><text:span text:style-name="T3"><text:tab/>Genetic variation in phenotypes is the fundamental property that makes both natural and artificial selection effective. </text:span><text:span text:style-name="T8">However, there is a consistent loss of genetic variation when “improved” or commercial genotypes are compared to domesticated “landrace” or non-commercial genomes, and again when domesticated genomes are compared to the genomes of wild relatives (Moyer et al 2018). </text:span></text:p>
      <text:p text:style-name="P15"><text:span text:style-name="T8">To date, losses of genetic diversity range from 5 to 77% between wild and improved populations (Moyer et al 2018), and the only case with a gain in genetic diversity is in the Andean domestication event in common bean (Schmutz et al 2014).</text:span></text:p>
      <text:p text:style-name="P5">Methods</text:p>
      <text:p text:style-name="P2"><text:tab/> <text:span text:style-name="T3">The CDBN dataset represents a substantial phenotypic resource that can aid in the genetic study </text:span><text:span text:style-name="T5">of local adaptation.</text:span></text:p>
      <text:p text:style-name="P1"><text:line-break/>Results</text:p>
      <text:p text:style-name="P1"/>
      <text:p text:style-name="P1">Discussion</text:p>
      <text:p text:style-name="P1"/>
      <text:p text:style-name="P1">Conclu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Verdana" svg:font-family="Verdana, 'Verdana 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1T15:17:05.110527133</meta:creation-date>
    <dc:date>2021-02-19T13:07:41.744856237</dc:date>
    <meta:editing-duration>P1DT2H21M1S</meta:editing-duration>
    <meta:editing-cycles>4</meta:editing-cycles>
    <meta:generator>LibreOffice/7.0.4.2$Linux_X86_64 LibreOffice_project/00$Build-2</meta:generator>
    <meta:document-statistic meta:table-count="0" meta:image-count="0" meta:object-count="0" meta:page-count="5" meta:paragraph-count="51" meta:word-count="1411" meta:character-count="9102" meta:non-whitespace-character-count="7739"/>
  </office:meta>
</office:document-meta>
</file>